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.999cm" svg:height="8.999cm" svg:x="9.811cm" svg:y="2.437cm">
            <draw:object draw:notify-on-update-of-ranges="List1.A1:List1.A30 List1.B1:List1.B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83" calcext:value-type="float">
            <text:p>1,0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99" calcext:value-type="float">
            <text:p>1,0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99" calcext:value-type="float">
            <text:p>1,0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03" calcext:value-type="float">
            <text:p>1,1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14" calcext:value-type="float">
            <text:p>1,1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15" calcext:value-type="float">
            <text:p>1,1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116" calcext:value-type="float">
            <text:p>1,1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116" calcext:value-type="float">
            <text:p>1,1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129" calcext:value-type="float">
            <text:p>1,12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128" calcext:value-type="float">
            <text:p>1,12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134" calcext:value-type="float">
            <text:p>1,1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137" calcext:value-type="float">
            <text:p>1,13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138" calcext:value-type="float">
            <text:p>1,13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.139" calcext:value-type="float">
            <text:p>1,1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145" calcext:value-type="float">
            <text:p>1,14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143" calcext:value-type="float">
            <text:p>1,1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.152" calcext:value-type="float">
            <text:p>1,15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.159" calcext:value-type="float">
            <text:p>1,15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.162" calcext:value-type="float">
            <text:p>1,16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.158" calcext:value-type="float">
            <text:p>1,15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165" calcext:value-type="float">
            <text:p>1,16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.169" calcext:value-type="float">
            <text:p>1,16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.171" calcext:value-type="float">
            <text:p>1,17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175" calcext:value-type="float">
            <text:p>1,17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.179" calcext:value-type="float">
            <text:p>1,17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179" calcext:value-type="float">
            <text:p>1,17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176" calcext:value-type="float">
            <text:p>1,17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178" calcext:value-type="float">
            <text:p>1,17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178" calcext:value-type="float">
            <text:p>1,17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183" calcext:value-type="float">
            <text:p>1,18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179" calcext:value-type="float">
            <text:p>1,17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81" calcext:value-type="float">
            <text:p>1,18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213" calcext:value-type="float">
            <text:p>1,21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207" calcext:value-type="float">
            <text:p>1,20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.217" calcext:value-type="float">
            <text:p>1,21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216" calcext:value-type="float">
            <text:p>1,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.00.0000</text:date>, <text:time style:data-style-name="N2" text:time-value="09:37:28.66741768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09:38:02.391130030</dc:date>
    <dc:creator>ondra </dc:creator>
    <meta:generator>LibreOffice/4.2.7.2$Linux_X86_64 LibreOffice_project/420m0$Build-2</meta:generator>
    <meta:editing-duration>P0D</meta:editing-duration>
    <meta:editing-cycles>2</meta:editing-cycles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84cm" svg:y="0.316cm" chart:style-name="ch2">
          <text:p>Závislost počtu prvků a času potřebného k seřazení</text:p>
        </chart:title>
        <chart:plot-area chart:style-name="ch3" table:cell-range-address="List1.A1:List1.B30" chart:data-source-has-labels="column" svg:x="1.331cm" svg:y="1.301cm" svg:width="14.349cm" svg:height="6.538cm">
          <chartooo:coordinate-region svg:x="2.243cm" svg:y="1.5cm" svg:width="13.437cm" svg:height="5.285cm"/>
          <chart:axis chart:dimension="x" chart:name="primary-x" chart:style-name="ch4" chartooo:axis-type="auto">
            <chartooo:date-scale/>
            <chart:title svg:x="7.601cm" svg:y="8.019cm" chart:style-name="ch5">
              <text:p>Počet prvků</text:p>
            </chart:title>
            <chart:categories table:cell-range-address="List1.A1:List1.A30"/>
          </chart:axis>
          <chart:axis chart:dimension="y" chart:name="primary-y" chart:style-name="ch6">
            <chart:title svg:x="0.451cm" svg:y="5.143cm" chart:style-name="ch7">
              <text:p>Čas (s)</text:p>
            </chart:title>
            <chart:grid chart:style-name="ch8" chart:class="major"/>
          </chart:axis>
          <chart:series chart:style-name="ch9" chart:values-cell-range-address="List1.B1:List1.B30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ist1.A1:List1.A30</svg:desc>
                </draw:g>
              </table:table-cell>
              <table:table-cell office:value-type="float" office:value="1.083">
                <text:p>1.083</text:p>
                <draw:g>
                  <svg:desc>List1.B1:List1.B3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175">
                <text:p>1.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